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80f6" officeooo:paragraph-rsid="000af853"/>
    </style:style>
    <style:style style:name="P2" style:family="paragraph" style:parent-style-name="Standard">
      <style:text-properties officeooo:rsid="000280f6" officeooo:paragraph-rsid="000af853"/>
    </style:style>
    <style:style style:name="P3" style:family="paragraph" style:parent-style-name="Standard" style:list-style-name="L1">
      <style:text-properties officeooo:rsid="0002e9c1" officeooo:paragraph-rsid="000af853"/>
    </style:style>
    <style:style style:name="P4" style:family="paragraph" style:parent-style-name="Standard">
      <style:text-properties officeooo:rsid="0002e9c1" officeooo:paragraph-rsid="000af853"/>
    </style:style>
    <style:style style:name="P5" style:family="paragraph" style:parent-style-name="Standard" style:list-style-name="L1">
      <style:text-properties officeooo:rsid="000756a7" officeooo:paragraph-rsid="000af853"/>
    </style:style>
    <style:style style:name="P6" style:family="paragraph" style:parent-style-name="Standard">
      <style:text-properties officeooo:rsid="0006f79f" officeooo:paragraph-rsid="0006f79f"/>
    </style:style>
    <style:style style:name="P7" style:family="paragraph" style:parent-style-name="Standard">
      <style:text-properties officeooo:rsid="0006f79f" officeooo:paragraph-rsid="000af853"/>
    </style:style>
    <style:style style:name="P8" style:family="paragraph" style:parent-style-name="Standard">
      <style:text-properties officeooo:rsid="00086fb0" officeooo:paragraph-rsid="00086fb0"/>
    </style:style>
    <style:style style:name="P9" style:family="paragraph" style:parent-style-name="Standard">
      <style:text-properties officeooo:rsid="000af853" officeooo:paragraph-rsid="000af853"/>
    </style:style>
    <style:style style:name="P10" style:family="paragraph" style:parent-style-name="Standard">
      <style:text-properties officeooo:rsid="0004129c" officeooo:paragraph-rsid="000af853"/>
    </style:style>
    <style:style style:name="P11" style:family="paragraph" style:parent-style-name="Standard">
      <style:text-properties officeooo:rsid="00045626" officeooo:paragraph-rsid="000af853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45626" officeooo:paragraph-rsid="000af853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6f79f" officeooo:paragraph-rsid="000af853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280f6" officeooo:paragraph-rsid="000af853" style:font-weight-asian="bold" style:font-weight-complex="bold"/>
    </style:style>
    <style:style style:name="P15" style:family="paragraph" style:parent-style-name="Standard">
      <style:text-properties officeooo:rsid="0006a9ee" officeooo:paragraph-rsid="000af853"/>
    </style:style>
    <style:style style:name="P16" style:family="paragraph">
      <style:paragraph-properties fo:text-align="center"/>
    </style:style>
    <style:style style:name="T1" style:family="text">
      <style:text-properties officeooo:rsid="0002e9c1"/>
    </style:style>
    <style:style style:name="T2" style:family="text">
      <style:text-properties officeooo:rsid="0004129c"/>
    </style:style>
    <style:style style:name="T3" style:family="text">
      <style:text-properties officeooo:rsid="0006f79f"/>
    </style:style>
    <style:style style:name="T4" style:family="text">
      <style:text-properties officeooo:rsid="0009dff6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0209in" fo:min-width="6.1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2709in" fo:min-width="6.13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0626in" fo:min-width="6.1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0626in" fo:min-width="6.12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raft version - </text:p>
      <text:p text:style-name="P6"/>
      <text:p text:style-name="P6"/>
      <text:p text:style-name="P8">A-Commerce – <text:span text:style-name="T4">Functions Overview</text:span></text:p>
      <text:p text:style-name="P8"/>
      <text:p text:style-name="P9">Agri Commerce – brings high level of below functions . Aims in promoting native breed/genetics ,preserving the local eco system , a sustainable self independent agriculture economy and a digital open space .</text:p>
      <text:p text:style-name="P9"/>
      <text:p text:style-name="P9"><text:s/>Creating a Digital platform to support the functions and to transform the knowledge across people</text:p>
      <text:p text:style-name="P9"/>
      <text:p text:style-name="P9"/>
      <text:p text:style-name="P9"/>
      <text:p text:style-name="P9"/>
      <text:p text:style-name="P9"/>
      <text:p text:style-name="P9"><draw:custom-shape text:anchor-type="paragraph" draw:z-index="0" draw:name="Shape1" draw:style-name="gr1" draw:text-style-name="P16" svg:width="6.1669in" svg:height="1.0213in" svg:x="-0.1118in" svg:y="0.1827in"><text:p text:style-name="P16"><text:span text:style-name="T5">Knowledge Book </text:span></text:p><text:p text:style-name="P16">Livestock development, Integrated Farming, Monsoon Charts, Modern farm practices </text:p><text:p text:style-name="P16">around <text:s/>the world, Disease Management, New Journals, Government subsidiaries, </text:p><text:p text:style-name="P16">crop management</text:p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p text:style-name="P9"/>
      <text:p text:style-name="P9"/>
      <text:p text:style-name="P9"><draw:custom-shape text:anchor-type="paragraph" draw:z-index="1" draw:name="Shape2" draw:style-name="gr2" svg:width="6.1358in" svg:height="1.2713in" svg:x="-0.0807in" svg:y="0.1846in"><text:p><text:span text:style-name="T6"><text:s text:c="38"/></text:span><text:span text:style-name="T6">Buy and Sell</text:span></text:p><text:p><text:span text:style-name="T7">Dairy and Dairy Products, Poultry Products, Farn Products, Farm Medicines, Cattle Feeds, </text:span></text:p><text:p><text:span text:style-name="T7">Cattle Accessories, Grains , Seeds, <text:s/>Farm Equipments, Natural Fertilizers, Farms/lands etc</text:span><text:span text:style-name="T6"> </text:span></text:p><text:p/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custom-shape text:anchor-type="paragraph" draw:z-index="2" draw:name="Shape2" draw:style-name="gr3" svg:width="6.1461in" svg:height="1.063in" svg:x="-0.0807in" svg:y="0.0681in"><text:p><text:span text:style-name="T6"><text:s text:c="38"/></text:span><text:span text:style-name="T6">Service</text:span></text:p><text:p><text:span text:style-name="T7">Bulls near by for mating , Doctors near by , </text:span></text:p><text:p><text:span text:style-name="T7">Tractor/Crane service near by, Farm Equipments hire/rent, Mechanics near by, Borewell</text:span></text:p><text:p><text:span text:style-name="T7">Machines near by, etc </text:span><text:span text:style-name="T6"><text:s/></text:span></text:p><text:p/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><draw:custom-shape text:anchor-type="paragraph" draw:z-index="3" draw:name="Shape2" draw:style-name="gr4" svg:width="6.1252in" svg:height="1.063in" svg:x="-0.0807in" svg:y="0.0492in"><text:p><text:span text:style-name="T6"><text:s text:c="38"/></text:span><text:span text:style-name="T6">Events</text:span></text:p><text:p><text:span text:style-name="T7">Events and related news/pictures/videos, Farmers crowd fund, awards, </text:span></text:p><text:p><text:span text:style-name="T7">Expert workshops, volunteer meetings, Promoting local eco system, etc</text:span></text:p><text:p/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><text:soft-page-break/>Overview</text:p>
      <text:p text:style-name="P2"/>
      <text:p text:style-name="P2"><text:span text:style-name="T1">O</text:span>n a broader view <text:span text:style-name="T1">this p</text:span>rojects aims in creating a Digital place for agriculture. </text:p>
      <text:p text:style-name="P2">The project phase 1 includes various <text:span text:style-name="T1">use cases</text:span> like </text:p>
      <text:list xml:id="list8107884031866113870" text:style-name="L1">
        <text:list-item>
          <text:p text:style-name="P1">‘Find a mate bull’</text:p>
        </text:list-item>
        <text:list-item>
          <text:p text:style-name="P1">‘Find Native breed cow milk near by’</text:p>
        </text:list-item>
        <text:list-item>
          <text:p text:style-name="P1">‘<text:span text:style-name="T1">M</text:span>arket place for cattle feeds, cattle equipments,milk products etc’</text:p>
        </text:list-item>
        <text:list-item>
          <text:p text:style-name="P1">‘Finding Veterinary doctor near by’ </text:p>
        </text:list-item>
        <text:list-item>
          <text:p text:style-name="P1">‘Cattle sell/buy’</text:p>
        </text:list-item>
        <text:list-item>
          <text:p text:style-name="P1">‘Cattle Medicines’</text:p>
        </text:list-item>
        <text:list-item>
          <text:p text:style-name="P1">‘<text:span text:style-name="T1">Open Source knowledge on cattle farming, integrated farming </text:span></text:p>
        </text:list-item>
        <text:list-item>
          <text:p text:style-name="P3">Success stories</text:p>
        </text:list-item>
        <text:list-item>
          <text:p text:style-name="P1">‘Expert videos on cattle growth, controlling diseases’ etc, </text:p>
        </text:list-item>
        <text:list-item>
          <text:p text:style-name="P5">Buy country eggs , chicken near by (Cage free, free farmed) </text:p>
        </text:list-item>
      </text:list>
      <text:p text:style-name="P2"/>
      <text:p text:style-name="P2">The Aim is to promote ‘<text:span text:style-name="T1">Natural Farming’ </text:span><text:s/>, ‘<text:span text:style-name="T1">Sustainable agriculture’ , Healthy products to human consumption </text:span>by providing a digital space where consumers and farmers benefit. </text:p>
      <text:p text:style-name="P2"/>
      <text:p text:style-name="P4"/>
      <text:p text:style-name="P4">Beta Launch – <text:s/><text:span text:style-name="T2">Bull and Cow - </text:span>Scope</text:p>
      <text:p text:style-name="P4"/>
      <text:p text:style-name="P4">- Finding a mate bull</text:p>
      <text:p text:style-name="P4"><text:s text:c="2"/>This feature enables users to find a matting bull near by or access to those who can provide service for free or for a cost. Geo location enabled features shows the availability of matting bulls nearby.</text:p>
      <text:p text:style-name="P10">Farmers can register their bull if they can provide service to others.</text:p>
      <text:p text:style-name="P10"/>
      <text:p text:style-name="P10">- Finding Native cow breed milk near by</text:p>
      <text:p text:style-name="P10"><text:s text:c="2"/>This features enables users</text:p>
      <text:p text:style-name="P10"><text:tab/>- Register in the system to sell native cow milk or/and milk products </text:p>
      <text:p text:style-name="P10"><text:tab/>- Search for near by native cow milk providers or the milk products</text:p>
      <text:p text:style-name="P10"/>
      <text:p text:style-name="P10"/>
      <text:p text:style-name="P11">Registration of bulls and cows into the system</text:p>
      <text:p text:style-name="P11">- System shall allow the farmers to enter the details of the bull and cow</text:p>
      <text:p text:style-name="P11">- Registrations are authenticated with OTP and SMS</text:p>
      <text:p text:style-name="P11">- Location of the cows/bulls are verified along with GPS location of the users while registering</text:p>
      <text:p text:style-name="P11"/>
      <text:p text:style-name="P11">Registration of cow</text:p>
      <text:p text:style-name="P11"/>
      <text:p text:style-name="P11">choose bull or cow then separate registration flow for cow and bull</text:p>
      <text:p text:style-name="P11">- cow or bull ( tick box only one allowed)</text:p>
      <text:p text:style-name="P11"/>
      <text:p text:style-name="P12">For cow </text:p>
      <text:p text:style-name="P11">Name of farmer/owner of cow</text:p>
      <text:p text:style-name="P11">cow breed <text:tab/><text:tab/><text:tab/><text:tab/>- Selected from possible values (not free text)</text:p>
      <text:p text:style-name="P11">Age of cow<text:tab/><text:tab/><text:tab/><text:tab/>- range of numbers</text:p>
      <text:p text:style-name="P11">colour <text:tab/><text:tab/><text:tab/><text:tab/><text:tab/>- from list of possible patterns</text:p>
      <text:p text:style-name="P11">Location <text:s text:c="3"/><text:tab/><text:tab/><text:tab/><text:tab/>- Entered by user and system validates from the locations</text:p>
      <text:p text:style-name="P11">Address <text:s text:c="45"/>- Entered by user</text:p>
      <text:p text:style-name="P11">Phone number <text:s text:c="13"/><text:tab/><text:tab/>- (SMS verification )</text:p>
      <text:p text:style-name="P11">Milk available for sale <text:s text:c="24"/>- Yes or No</text:p>
      <text:p text:style-name="P7"><text:soft-page-break/>Photos/Videos<text:tab/><text:tab/><text:tab/><text:tab/>-Limit to 5 photos and 2 videos</text:p>
      <text:p text:style-name="P7">Email Id</text:p>
      <text:p text:style-name="P11"/>
      <text:p text:style-name="P12">For Bull </text:p>
      <text:p text:style-name="P11">Name of farmer/owner of bull</text:p>
      <text:p text:style-name="P11">Bull breed <text:tab/><text:tab/><text:tab/><text:tab/>- Selected from possible values (not free text)</text:p>
      <text:p text:style-name="P11">Age of bull<text:tab/><text:tab/><text:tab/><text:tab/>- range of numbers</text:p>
      <text:p text:style-name="P11">colour of bull<text:tab/><text:tab/><text:tab/><text:tab/>- from list of possible patterns</text:p>
      <text:p text:style-name="P11">Location <text:s text:c="3"/><text:tab/><text:tab/><text:tab/><text:tab/>- Entered by user and system validates from the locations</text:p>
      <text:p text:style-name="P11">Address <text:s text:c="45"/>- Entered by user</text:p>
      <text:p text:style-name="P11">Phone number <text:s text:c="13"/><text:tab/><text:tab/>- (SMS verification )</text:p>
      <text:p text:style-name="P11">Available for mating <text:s text:c="25"/>- Yes or No</text:p>
      <text:p text:style-name="P7">Photos/Videos<text:tab/><text:tab/><text:tab/><text:tab/>- Limit to 5 photos and 2 videos</text:p>
      <text:p text:style-name="P7">Email id <text:s text:c="20"/></text:p>
      <text:p text:style-name="P11"/>
      <text:p text:style-name="P7">#Photos <text:s/>should include a image verification using AI based classification</text:p>
      <text:p text:style-name="P7"/>
      <text:p text:style-name="P7"/>
      <text:p text:style-name="P13">Doctor Registration</text:p>
      <text:p text:style-name="P7">Name of Doctor</text:p>
      <text:p text:style-name="P7">Address</text:p>
      <text:p text:style-name="P7">Location</text:p>
      <text:p text:style-name="P7">Phone Number</text:p>
      <text:p text:style-name="P7">Days available</text:p>
      <text:p text:style-name="P7">Time available </text:p>
      <text:p text:style-name="P7">Fees (Not mandatory)</text:p>
      <text:p text:style-name="P7">Email id</text:p>
      <text:p text:style-name="P7">Service location range <text:s text:c="5"/><text:tab/><text:tab/>- Mention the km’s</text:p>
      <text:p text:style-name="P7"/>
      <text:p text:style-name="P15">Other details to be captured (not from user input but as system information)</text:p>
      <text:p text:style-name="P15">Date of registration</text:p>
      <text:p text:style-name="P15">Geo location </text:p>
      <text:p text:style-name="P15">IP Address</text:p>
      <text:p text:style-name="P15">Device type</text:p>
      <text:p text:style-name="P15"/>
      <text:p text:style-name="P13">Market Place</text:p>
      <text:p text:style-name="P7">Buy and Sell with categories</text:p>
      <text:p text:style-name="P7">- Cattle feed</text:p>
      <text:p text:style-name="P7">- Medicines</text:p>
      <text:p text:style-name="P7">- Accessories for cattle</text:p>
      <text:p text:style-name="P7">- Machineries </text:p>
      <text:p text:style-name="P7"/>
      <text:p text:style-name="P14"><text:s/><text:span text:style-name="T3">Communication/Chat </text:span></text:p>
      <text:p text:style-name="P7">Interface to allow farmers and consumers to communicate through text messages</text:p>
      <text:p text:style-name="P2"/>
      <text:p text:style-name="P13">Phone number</text:p>
      <text:p text:style-name="P7">Not shared in public/private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7:19:12.949259748</meta:creation-date>
    <dc:date>2018-06-26T17:06:29.303926139</dc:date>
    <meta:editing-duration>PT34M3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81" meta:word-count="578" meta:character-count="3594" meta:non-whitespace-character-count="2839"/>
  </office:meta>
</office:document-meta>
</file>